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D2F00000CF45DC7B65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4cm, 3.089cm, 3.179cm, 4.338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1.735cm" fo:min-width="1.38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cm" svg:height="18.86cm" svg:x="1.1cm" svg:y="1.1cm">
          <draw:image xlink:href="Pictures/1000000000000D2F00000CF45DC7B65C.png" xlink:type="simple" xlink:show="embed" xlink:actuate="onLoad" draw:mime-type="image/png">
            <text:p/>
          </draw:image>
        </draw:frame>
        <draw:g draw:style-name="gr2">
          <svg:title>TexMaths</svg:title>
          <svg:desc>18§display§x§svg§600§FALSE§</svg:desc>
          <draw:path draw:style-name="gr3" draw:text-style-name="P2" draw:layer="layout" svg:width="0.264cm" svg:height="0.218cm" svg:x="15cm" svg:y="15.682cm" svg:viewBox="0 0 265 219" svg:d="M0 0c88 0 176 0 265 0 0 73 0 146 0 219-89 0-177 0-265 0 0-73 0-146 0-219z">
            <text:p/>
          </draw:path>
          <draw:path draw:style-name="gr4" draw:text-style-name="P3" draw:layer="layout" svg:width="0.31cm" svg:height="0.282cm" svg:x="14.986cm" svg:y="15.65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<text:p/>
          </draw:path>
        </draw:g>
        <draw:g draw:style-name="gr2">
          <svg:title>TexMaths</svg:title>
          <svg:desc>18§display§y§svg§600§FALSE§</svg:desc>
          <draw:path draw:style-name="gr3" draw:text-style-name="P2" draw:layer="layout" svg:width="0.243cm" svg:height="0.342cm" svg:x="16.892cm" svg:y="14.962cm" svg:viewBox="0 0 244 343" svg:d="M0 0c81 0 162 0 244 0 0 114 0 228 0 343-82 0-163 0-244 0 0-115 0-229 0-343z">
            <text:p/>
          </draw:path>
          <draw:path draw:style-name="gr4" draw:text-style-name="P3" draw:layer="layout" svg:width="0.289cm" svg:height="0.406cm" svg:x="16.878cm" svg:y="14.93cm" svg:viewBox="0 0 290 407" svg:d="M287 39c3-9 3-10 3-16 0-10-9-16-18-16-7 0-16 4-23 13 0 3-5 23-9 34-3 16-7 34-12 50-9 38-18 75-27 113-4 11-31 54-72 54-32 0-39-27-39-50 0-29 10-69 32-124 11-25 12-32 12-45 0-29-19-52-50-52-61 0-84 91-84 97 0 7 7 7 9 7 5 0 5-2 9-13 18-59 43-77 64-77 4 0 15 0 15 20 0 16-6 32-11 45-25 66-36 102-36 131 0 55 40 75 77 75 24 0 45-11 63-28-7 32-16 62-41 96-16 22-40 40-68 40-9 0-38-2-49-27 11 0 18 0 27-7 7-6 13-15 13-25 0-20-16-22-24-22-14 0-34 9-34 40 0 32 27 55 67 55 64 0 129-57 147-129 19-79 39-159 59-239z">
            <text:p/>
          </draw:path>
        </draw:g>
        <draw:g draw:style-name="gr2">
          <svg:title>TexMaths</svg:title>
          <svg:desc>18§display§\psi§svg§600§FALSE§</svg:desc>
          <draw:path draw:style-name="gr3" draw:text-style-name="P2" draw:layer="layout" svg:width="0.332cm" svg:height="0.499cm" svg:x="10.501cm" svg:y="14.835cm" svg:viewBox="0 0 333 500" svg:d="M0 0c111 0 222 0 333 0 0 167 0 334 0 500-111 0-222 0-333 0 0-166 0-333 0-500z">
            <text:p/>
          </draw:path>
          <draw:path draw:style-name="gr4" draw:text-style-name="P3" draw:layer="layout" svg:width="0.379cm" svg:height="0.564cm" svg:x="10.487cm" svg:y="14.803cm" svg:viewBox="0 0 380 565" svg:d="M285 16c0-2 2-5 2-9 0-7-6-7-9-7-5 0-5 2-9 13-35 138-69 277-104 416-47-7-72-31-72-72 0-13 0-29 34-117 4-7 7-18 7-30 0-29-19-52-52-52-59 0-82 91-82 97 0 7 5 4 7 7 7 0 7-2 11-13 16-59 41-77 63-77 5 0 16 0 16 20 0 16-7 32-15 54-30 80-30 97-30 107 0 60 48 85 109 88-5 24-5 25-14 58-2 7-14 57-14 59s0 7 7 7c2 0 5 0 7-2s5-18 7-27c8-31 16-62 23-93 24 0 79 0 139-66 25-31 37-58 44-77 6-15 20-70 20-97 0-36-16-45-27-45-16 0-32 16-32 30 0 9 4 13 9 18 7 6 23 24 23 52 0 42-32 94-54 115-55 56-96 56-118 56 35-138 69-275 104-413z">
            <text:p/>
          </draw:path>
        </draw:g>
        <draw:g draw:style-name="gr2">
          <svg:title>TexMaths</svg:title>
          <svg:desc>18§display§\gamma§svg§600§FALSE§</svg:desc>
          <draw:path draw:style-name="gr3" draw:text-style-name="P2" draw:layer="layout" svg:width="0.275cm" svg:height="0.347cm" svg:x="12.217cm" svg:y="15.746cm" svg:viewBox="0 0 276 348" svg:d="M0 0c92 0 184 0 276 0 0 116 0 232 0 348-92 0-184 0-276 0 0-116 0-232 0-348z">
            <text:p/>
          </draw:path>
          <draw:path draw:style-name="gr4" draw:text-style-name="P3" draw:layer="layout" svg:width="0.328cm" svg:height="0.411cm" svg:x="12.196cm" svg:y="15.714cm" svg:viewBox="0 0 329 412" svg:d="M14 118c25-71 93-73 101-73 94 0 102 111 102 159 0 38-4 49-9 61-13 47-33 119-33 136 0 6 4 11 9 11 7 0 13-14 20-37 14-54 21-88 23-108 2-9 2-16 6-25 19-63 59-156 84-204 5-8 12-22 12-24 0-7-4-4-7-7-2 0-5 0-9 4-32 61-57 123-82 186 0-20 0-66-25-127-15-40-40-70-83-70-78 0-123 95-123 115 0 7 7 7 13 7 0-1 1-3 1-4z">
            <text:p/>
          </draw:path>
        </draw:g>
        <draw:g draw:style-name="gr2">
          <svg:title>TexMaths</svg:title>
          <svg:desc>18§display§\theta_{f}§svg§600§FALSE§</svg:desc>
          <draw:path draw:style-name="gr3" draw:text-style-name="P2" draw:layer="layout" svg:width="0.497cm" svg:height="0.563cm" svg:x="8.706cm" svg:y="12.694cm" svg:viewBox="0 0 498 564" svg:d="M0 0c166 0 332 0 498 0 0 188 0 376 0 564-166 0-332 0-498 0 0-188 0-376 0-564z">
            <text:p/>
          </draw:path>
          <draw:path draw:style-name="gr4" draw:text-style-name="P3" draw:layer="layout" svg:width="0.259cm" svg:height="0.449cm" svg:x="8.701cm" svg:y="12.662cm" svg:viewBox="0 0 260 450" svg:d="M260 129c0-41-12-129-75-129-88 0-185 178-185 321 0 59 18 129 75 129 88 0 185-179 185-321zM66 215c11-39 24-89 49-134 16-31 39-67 68-67 31 0 34 40 34 76 0 30-3 63-19 125-44 0-88 0-132 0zM192 235c-7 29-20 83-43 128-23 43-47 73-74 73-21 0-34-18-34-75 0-27 4-63 20-126 44 0 87 0 131 0z">
            <text:p/>
          </draw:path>
          <draw:path draw:style-name="gr4" draw:text-style-name="P3" draw:layer="layout" svg:width="0.232cm" svg:height="0.399cm" svg:x="9.003cm" svg:y="12.89cm" svg:viewBox="0 0 233 400" svg:d="M145 136c15 0 30 0 45 0 8 0 15 0 15-10 0-6-7-6-15-6-13 0-27 0-41 0 11-55 14-75 18-88 2-10 11-19 22-19 1 0 12 0 21 5-18 5-20 21-20 23 0 11 8 16 18 16 11 0 25-9 25-25 0-21-21-32-44-32-20 0-42 11-53 32-8 18-12 38-21 88-12 0-24 0-36 0-7 0-14 0-14 9 0 7 7 7 14 7 11 0 22 0 32 0 0 2-28 162-37 209-4 9-11 43-33 43-6-2-10 0-18-6 18-5 18-21 18-23 0-11-7-18-16-18-12 0-25 11-25 27 0 20 20 32 41 32 29 0 49-29 54-39 16-29 25-83 27-88 8-46 16-91 23-137z">
            <text:p/>
          </draw:path>
        </draw:g>
        <draw:g draw:style-name="gr2">
          <svg:title>TexMaths</svg:title>
          <svg:desc>18§display§\theta§svg§600§FALSE§</svg:desc>
          <draw:path draw:style-name="gr3" draw:text-style-name="P2" draw:layer="layout" svg:width="0.219cm" svg:height="0.384cm" svg:x="11.89cm" svg:y="3.4cm" svg:viewBox="0 0 220 385" svg:d="M0 0c73 0 146 0 220 0 0 128 0 257 0 385-74 0-147 0-220 0 0-128 0-257 0-385z">
            <text:p/>
          </draw:path>
          <draw:path draw:style-name="gr4" draw:text-style-name="P3" draw:layer="layout" svg:width="0.256cm" svg:height="0.449cm" svg:x="11.885cm" svg:y="3.368cm" svg:viewBox="0 0 257 450" svg:d="M257 129c0-41-11-129-75-129-87 0-182 177-182 321 0 59 18 129 75 129 88 0 182-181 182-321zM66 215c11-41 23-91 48-134 16-33 40-67 68-67 31 0 34 40 34 76 0 30-5 62-20 125-43 0-86 0-130 0zM191 235c-7 29-21 82-45 127-21 43-44 74-71 74-21 0-34-18-34-76 0-27 4-64 20-125 43 0 87 0 130 0z">
            <text:p/>
          </draw:path>
        </draw:g>
        <draw:g draw:style-name="gr2">
          <svg:title>TexMaths</svg:title>
          <svg:desc>18§display§\delta§svg§600§FALSE§</svg:desc>
          <draw:path draw:style-name="gr3" draw:text-style-name="P2" draw:layer="layout" svg:width="0.218cm" svg:height="0.39cm" svg:x="4.122cm" svg:y="9.52cm" svg:viewBox="0 0 219 391" svg:d="M0 0c73 0 146 0 219 0 0 130 0 260 0 391-73 0-146 0-219 0 0-131 0-261 0-391z">
            <text:p/>
          </draw:path>
          <draw:path draw:style-name="gr4" draw:text-style-name="P3" draw:layer="layout" svg:width="0.255cm" svg:height="0.454cm" svg:x="4.117cm" svg:y="9.488cm" svg:viewBox="0 0 256 455" svg:d="M138 172c-77 20-138 100-138 177 0 61 39 106 99 106 73 0 125-98 125-186 0-58-25-88-46-117-24-28-60-75-60-102 0-14 13-30 34-30 18 0 31 9 45 18 13 7 25 16 34 16 16 0 25-16 25-25 0-15-10-16-32-22-32-7-41-7-52-7-48 0-72 27-72 65 0 34 18 69 38 107zM145 186c16 29 36 63 36 108 0 43-25 147-82 147-34 0-61-27-61-74 0-39 23-157 107-181z">
            <text:p/>
          </draw:path>
        </draw:g>
        <draw:g draw:style-name="gr2">
          <svg:title>TexMaths</svg:title>
          <svg:desc>18§display§\theta_{f}§svg§600§FALSE§</svg:desc>
          <draw:path draw:style-name="gr3" draw:text-style-name="P2" draw:layer="layout" svg:width="0.497cm" svg:height="0.563cm" svg:x="2.571cm" svg:y="12.058cm" svg:viewBox="0 0 498 564" svg:d="M0 0c166 0 332 0 498 0 0 188 0 376 0 564-166 0-332 0-498 0 0-188 0-376 0-564z">
            <text:p/>
          </draw:path>
          <draw:path draw:style-name="gr4" draw:text-style-name="P3" draw:layer="layout" svg:width="0.259cm" svg:height="0.449cm" svg:x="2.566cm" svg:y="12.026cm" svg:viewBox="0 0 260 450" svg:d="M260 129c0-41-12-129-75-129-88 0-185 178-185 321 0 59 18 129 75 129 88 0 185-179 185-321zM66 215c11-39 24-89 49-134 16-31 39-67 68-67 31 0 34 40 34 76 0 30-3 63-19 125-44 0-88 0-132 0zM192 235c-7 29-20 83-43 128-23 43-47 73-74 73-21 0-34-18-34-75 0-27 4-63 20-126 44 0 87 0 131 0z">
            <text:p/>
          </draw:path>
          <draw:path draw:style-name="gr4" draw:text-style-name="P3" draw:layer="layout" svg:width="0.232cm" svg:height="0.399cm" svg:x="2.868cm" svg:y="12.254cm" svg:viewBox="0 0 233 400" svg:d="M145 136c15 0 30 0 45 0 8 0 15 0 15-10 0-6-7-6-15-6-13 0-27 0-41 0 11-55 14-75 18-88 2-10 11-19 22-19 1 0 12 0 21 5-18 5-20 21-20 23 0 11 8 16 18 16 11 0 25-9 25-25 0-21-21-32-44-32-20 0-42 11-53 32-8 18-12 38-21 88-12 0-24 0-36 0-7 0-14 0-14 9 0 7 7 7 14 7 11 0 22 0 32 0 0 2-28 162-37 209-4 9-11 43-33 43-6-2-10 0-18-6 18-5 18-21 18-23 0-11-7-18-16-18-12 0-25 11-25 27 0 20 20 32 41 32 29 0 49-29 54-39 16-29 25-83 27-88 8-46 16-91 23-137z">
            <text:p/>
          </draw:path>
        </draw:g>
        <draw:g draw:style-name="gr2">
          <svg:title>TexMaths</svg:title>
          <svg:desc>18§display§\psi_{f}§svg§600§FALSE§</svg:desc>
          <draw:path draw:style-name="gr3" draw:text-style-name="P2" draw:layer="layout" svg:width="0.611cm" svg:height="0.555cm" svg:x="1.444cm" svg:y="12.9cm" svg:viewBox="0 0 612 556" svg:d="M0 0c204 0 408 0 612 0 0 185 0 371 0 556-204 0-408 0-612 0 0-185 0-371 0-556z">
            <text:p/>
          </draw:path>
          <draw:path draw:style-name="gr4" draw:text-style-name="P3" draw:layer="layout" svg:width="0.382cm" svg:height="0.564cm" svg:x="1.43cm" svg:y="12.868cm" svg:viewBox="0 0 383 565" svg:d="M286 16c1-2 1-5 1-9 0-7-3-7-7-7-7 0-7 2-9 13-35 138-70 277-106 416-46-5-72-29-72-70 0-14 0-31 35-118 3-8 7-18 7-31 0-29-20-52-51-52-61 0-84 91-84 97 0 7 5 5 7 7 7 0 7-2 11-11 16-61 43-79 63-79 5 0 16 0 16 20 0 16-5 32-14 54-31 81-31 97-31 108 0 59 50 84 110 88-4 23-4 25-13 57-2 7-14 59-14 61 2 2 0 5 7 5 2 0 3 0 5-1 2-2 6-18 7-27 8-31 16-63 24-94 23 0 79 0 138-66 27-29 40-58 47-75 5-17 20-72 20-99 0-36-18-45-29-45-15 0-31 16-31 30 0 9 4 13 9 18 7 8 24 24 24 52 0 42-33 94-56 115-56 56-95 56-119 56 35-138 70-275 105-413z">
            <text:p/>
          </draw:path>
          <draw:path draw:style-name="gr4" draw:text-style-name="P3" draw:layer="layout" svg:width="0.232cm" svg:height="0.399cm" svg:x="1.856cm" svg:y="13.089cm" svg:viewBox="0 0 233 400" svg:d="M147 136c15 0 29 0 43 0 9 0 15 0 15-9 0-7-6-7-15-7-13 0-27 0-41 0 11-55 14-75 18-88 2-10 13-19 22-19 1 0 12 0 21 5-18 5-20 21-20 23 0 11 8 18 18 18 13 0 25-11 25-27 0-21-21-32-44-32-18 0-40 11-53 34-8 16-12 36-21 86-11 0-23 0-34 0-9 0-16 0-16 11 0 5 7 5 14 5 11 0 22 0 32 0 0 2-28 162-37 209-4 9-11 43-33 43-6-2-10 0-18-6 18-5 18-21 18-23 0-11-7-16-16-16-12 0-25 9-25 27 0 19 20 30 41 30 29 0 49-28 54-39 16-29 25-83 27-88 8-46 17-91 25-137z">
            <text:p/>
          </draw:path>
        </draw:g>
        <draw:g draw:style-name="gr2">
          <svg:title>TexMaths</svg:title>
          <svg:desc>18§display§\gamma_{f}§svg§600§FALSE§</svg:desc>
          <draw:path draw:style-name="gr3" draw:text-style-name="P2" draw:layer="layout" svg:width="0.526cm" svg:height="0.395cm" svg:x="5.365cm" svg:y="15.507cm" svg:viewBox="0 0 527 396" svg:d="M0 0c176 0 351 0 527 0 0 132 0 264 0 396-176 0-351 0-527 0 0-132 0-264 0-396z">
            <text:p/>
          </draw:path>
          <draw:path draw:style-name="gr4" draw:text-style-name="P3" draw:layer="layout" svg:width="0.331cm" svg:height="0.412cm" svg:x="5.344cm" svg:y="15.475cm" svg:viewBox="0 0 332 413" svg:d="M14 118c25-71 94-73 101-73 95 0 102 109 102 159 0 38-4 49-7 61-15 47-32 119-32 135 0 7 1 13 7 13 9 0 12-15 19-38 15-54 22-90 24-108 2-9 3-16 5-25 20-63 61-156 86-204 4-9 13-22 13-25 0-6-7-6-9-6s-6 0-7 4c-33 61-58 122-83 186-2-19-2-68-27-129-14-38-39-68-82-68-79 0-124 95-124 115 0 7 5 7 13 7 0-1 1-2 1-4z">
            <text:p/>
          </draw:path>
          <draw:path draw:style-name="gr4" draw:text-style-name="P3" draw:layer="layout" svg:width="0.232cm" svg:height="0.397cm" svg:x="5.692cm" svg:y="15.538cm" svg:viewBox="0 0 233 398" svg:d="M147 135c14 0 29 0 43 0 9 0 14 0 14-9 0-6-5-6-14-6-14 0-27 0-41 0 11-57 14-77 18-90 2-8 12-17 21-17 2 0 13 0 22 3-18 7-20 22-20 25 0 9 7 16 18 16 13 0 25-10 25-27 0-19-21-30-45-30-18 0-39 11-52 32-9 16-12 36-21 88-12 0-23 0-34 0-9 0-16 0-16 9 0 6 7 6 14 6 11 0 21 0 32 0 0 3-29 161-37 208-4 10-11 43-33 43-6-2-11 0-18-6 18-5 18-21 18-23 0-11-7-16-16-16-12 0-25 9-25 27 0 19 20 30 41 30 29 0 49-28 54-39 16-29 25-83 27-88 8-46 17-91 25-136z">
            <text:p/>
          </draw:path>
        </draw:g>
        <draw:g draw:style-name="gr2">
          <svg:title>TexMaths</svg:title>
          <svg:desc>18§display§y_{f}§svg§600§FALSE§</svg:desc>
          <draw:path draw:style-name="gr3" draw:text-style-name="P2" draw:layer="layout" svg:width="0.508cm" svg:height="0.395cm" svg:x="4.475cm" svg:y="14.091cm" svg:viewBox="0 0 509 396" svg:d="M0 0c170 0 340 0 509 0 0 132 0 264 0 396-169 0-339 0-509 0 0-132 0-264 0-396z">
            <text:p/>
          </draw:path>
          <draw:path draw:style-name="gr4" draw:text-style-name="P3" draw:layer="layout" svg:width="0.29cm" svg:height="0.404cm" svg:x="4.461cm" svg:y="14.059cm" svg:viewBox="0 0 291 405" svg:d="M287 38c4-9 4-9 4-15 0-10-9-16-18-16-8 0-18 4-24 13 0 3-5 23-9 34-3 16-9 34-12 50-9 38-18 75-27 113-4 9-31 54-72 54-32 0-39-29-39-52 0-29 10-67 32-122 11-25 13-32 13-45 0-29-20-52-52-52-60 0-83 91-83 97 0 5 5 3 7 5 7 0 7 0 11-11 16-59 41-77 63-77 5 0 16 0 16 20 0 16-6 32-11 43-25 67-36 102-36 133 0 55 40 73 77 73 24 0 45-10 63-26-9 32-16 62-41 96-16 20-40 40-68 40-9 0-38-2-49-27 11 0 18 0 27-7 7-6 13-15 13-27 0-18-16-22-24-22-14 0-34 11-34 42 0 30 27 53 67 53 64 0 129-57 147-127 20-80 39-160 59-240z">
            <text:p/>
          </draw:path>
          <draw:path draw:style-name="gr4" draw:text-style-name="P3" draw:layer="layout" svg:width="0.232cm" svg:height="0.397cm" svg:x="4.784cm" svg:y="14.122cm" svg:viewBox="0 0 233 398" svg:d="M147 135c14 0 29 0 43 0 9 0 14 0 14-9 0-6-5-6-14-6-14 0-27 0-41 0 11-57 14-77 18-90 2-8 12-17 21-17 2 0 13 0 22 3-18 7-20 22-20 25 0 9 7 16 18 16 13 0 25-10 25-27 0-19-21-30-45-30-18 0-39 11-52 32-9 16-12 36-21 88-12 0-23 0-34 0-9 0-15 0-15 9 0 6 6 6 13 6 11 0 21 0 32 0 0 3-27 161-37 208-4 10-11 43-31 43-2 0-13 0-20-6 18-5 20-21 20-23 0-11-9-16-18-16-12 0-25 9-25 27 0 19 20 30 43 30 27 0 47-28 52-39 16-29 25-83 27-88 8-46 17-91 25-136z">
            <text:p/>
          </draw:path>
        </draw:g>
        <draw:g draw:style-name="gr2">
          <svg:title>TexMaths</svg:title>
          <svg:desc>18§display§x_{f}§svg§600§FALSE§</svg:desc>
          <draw:path draw:style-name="gr3" draw:text-style-name="P2" draw:layer="layout" svg:width="0.561cm" svg:height="0.398cm" svg:x="11.057cm" svg:y="16.975cm" svg:viewBox="0 0 562 399" svg:d="M0 0c187 0 374 0 562 0 0 133 0 266 0 399-188 0-375 0-562 0 0-133 0-266 0-399z">
            <text:p/>
          </draw:path>
          <draw:path draw:style-name="gr4" draw:text-style-name="P3" draw:layer="layout" svg:width="0.313cm" svg:height="0.284cm" svg:x="11.043cm" svg:y="16.943cm" svg:viewBox="0 0 314 285" svg:d="M192 88c4-16 18-74 63-74 3 0 18 0 32 8-18 3-30 19-30 34 0 10 7 23 23 23 14 0 34-13 34-38 0-32-38-41-59-41-36 0-58 34-65 48-16-41-50-48-68-48-66 0-102 81-102 97 0 7 5 5 7 7 5 0 7-2 9-7 21-66 63-83 84-83 13 0 34 6 34 42 0 19-10 62-34 150-11 40-32 65-59 65-4 0-18 0-32-7 16-4 30-16 30-34s-14-22-23-22c-20 0-36 16-36 36 0 29 32 41 59 41 41 0 65-44 67-48 7 23 30 48 68 48 64 0 100-80 100-97 0-5-5-5-7-5-5 0-7 2-9 5-20 69-63 83-82 83-26 0-36-20-36-41 0-15 5-27 10-56 8-29 15-57 22-86z">
            <text:p/>
          </draw:path>
          <draw:path draw:style-name="gr4" draw:text-style-name="P3" draw:layer="layout" svg:width="0.234cm" svg:height="0.399cm" svg:x="11.416cm" svg:y="17.006cm" svg:viewBox="0 0 235 400" svg:d="M147 136c15 0 30 0 45 0 7 0 14 0 14-10 0-6-7-6-14-6-14 0-28 0-41 0 10-55 14-75 18-89 1-9 10-18 21-18 2 0 13 0 22 5-18 5-20 21-20 23 0 11 7 16 18 16s25-9 25-26c0-20-22-31-45-31-20 0-41 11-52 32-9 16-12 38-21 88-12 0-24 0-36 0-9 0-15 0-15 9 0 7 6 7 15 7 10 0 21 0 32 0 0 2-29 162-39 209-2 9-9 43-31 43-7-2-11 0-20-6 20-5 20-21 20-25 0-9-7-16-18-16s-25 11-25 27c0 20 22 32 43 32 29 0 48-28 54-39 16-29 25-83 27-88 8-46 15-91 23-137z">
            <text:p/>
          </draw:path>
        </draw:g>
        <draw:line draw:style-name="gr5" draw:text-style-name="P4" draw:layer="layout" svg:x1="17.807cm" svg:y1="14.833cm" svg:x2="17.965cm" svg:y2="15.557cm">
          <text:p/>
        </draw:line>
        <draw:line draw:style-name="gr5" draw:text-style-name="P4" draw:layer="layout" svg:x1="16.355cm" svg:y1="16.245cm" svg:x2="14.055cm" svg:y2="16.245cm">
          <text:p/>
        </draw:line>
        <draw:line draw:style-name="gr5" draw:text-style-name="P4" draw:layer="layout" svg:x1="16.568cm" svg:y1="17.545cm" svg:x2="6.367cm" svg:y2="17.545cm">
          <text:p/>
        </draw:line>
        <draw:line draw:style-name="gr5" draw:text-style-name="P4" draw:layer="layout" svg:x1="4.469cm" svg:y1="13.82cm" svg:x2="3.469cm" svg:y2="14.9cm">
          <text:p/>
        </draw:line>
        <draw:custom-shape draw:style-name="gr6" draw:text-style-name="P5" draw:layer="layout" svg:width="1.879cm" svg:height="1.984cm" svg:x="3.277cm" svg:y="11.008cm">
          <text:p/>
          <draw:enhanced-geometry svg:viewBox="0 0 21600 21600" draw:text-areas="0 0 21600 21600" draw:mirror-horizontal="true" draw:type="circular-arrow" draw:modifiers="2.05668773468557 24.9393309902661 9845.257235710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svg:x="3.157cm" svg:y="8.939cm">
          <text:p/>
          <draw:enhanced-geometry svg:viewBox="0 0 21600 21600" draw:text-areas="0 0 21600 21600" draw:mirror-horizontal="true" draw:type="circular-arrow" draw:modifiers="-79.2174109150893 -19.2870209440992 9932.789006696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draw:transform="rotate (-2.63544717051144) translate (14.048cm 16.675cm)">
          <text:p/>
          <draw:enhanced-geometry svg:viewBox="0 0 21600 21600" draw:text-areas="0 0 21600 21600" draw:mirror-horizontal="false" draw:type="circular-arrow" draw:modifiers="7.50595343805694 45.8742960737084 9967.289139621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5cm" draw:transform="rotate (0.942477796076938) translate (5.353cm 15.02cm)">
          <text:p/>
          <draw:enhanced-geometry svg:viewBox="0 0 21600 21600" draw:text-areas="0 0 21600 21600" draw:mirror-horizontal="true" draw:mirror-vertical="true" draw:type="circular-arrow" draw:modifiers="2.05668773468557 36.8279273304204 9703.1824092867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svg:x="9.507cm" svg:y="14.515cm">
          <text:p/>
          <draw:enhanced-geometry svg:viewBox="0 0 21600 21600" draw:text-areas="0 0 21600 21600" draw:mirror-horizontal="true" draw:type="circular-arrow" draw:modifiers="-79.2174109150893 -19.2870209440992 9932.789006696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svg:x="11.618cm" svg:y="4.24cm">
          <text:p/>
          <draw:enhanced-geometry svg:viewBox="0 0 21600 21600" draw:text-areas="0 0 21600 21600" draw:mirror-horizontal="true" draw:type="circular-arrow" draw:modifiers="-110.060412883075 -80.2909917467096 10151.03594646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svg:x="11.105cm" svg:y="4.292cm">
          <text:p/>
          <draw:enhanced-geometry svg:viewBox="0 0 21600 21600" draw:text-areas="0 0 21600 21600" draw:mirror-horizontal="false" draw:mirror-vertical="false" draw:type="circular-arrow" draw:modifiers="-143.671566676616 -110.039928600442 10025.00902234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draw:transform="rotate (-0.733038285837619) translate (3.278cm 12.619cm)">
          <text:p/>
          <draw:enhanced-geometry svg:viewBox="0 0 21600 21600" draw:text-areas="0 0 21600 21600" draw:mirror-horizontal="true" draw:type="circular-arrow" draw:modifiers="-110.060412883075 -80.2909917467096 10151.03594646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draw:transform="rotate (0.820304748437335) translate (1.184cm 14.741cm)">
          <text:p/>
          <draw:enhanced-geometry svg:viewBox="0 0 21600 21600" draw:text-areas="0 0 21600 21600" draw:mirror-horizontal="false" draw:mirror-vertical="false" draw:type="circular-arrow" draw:modifiers="-110.060412883075 -80.2909917467096 10151.03594646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879cm" svg:height="1.984cm" draw:transform="rotate (0.244346095279206) translate (8.237cm 12.033cm)">
          <text:p/>
          <draw:enhanced-geometry svg:viewBox="0 0 21600 21600" draw:text-areas="0 0 21600 21600" draw:mirror-horizontal="true" draw:type="circular-arrow" draw:modifiers="-15.0033967330092 53.2062886075128 9994.323857745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02:34:22.446000000</meta:creation-date>
    <meta:generator>LibreOffice/7.6.4.1$Windows_X86_64 LibreOffice_project/e19e193f88cd6c0525a17fb7a176ed8e6a3e2aa1</meta:generator>
    <dc:date>2025-03-02T03:09:25.663000000</dc:date>
    <meta:editing-duration>PT34M57S</meta:editing-duration>
    <meta:editing-cycles>21</meta:editing-cycles>
    <meta:document-statistic meta:object-count="57"/>
  </office:meta>
</office:document-meta>
</file>